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76pt"/>
    </style:style>
    <style:style style:name="co2" style:family="table-column">
      <style:table-column-properties fo:break-before="auto" style:column-width="80.59pt"/>
    </style:style>
    <style:style style:name="co3" style:family="table-column">
      <style:table-column-properties fo:break-before="auto" style:column-width="94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1.25pt"/>
    </style:style>
    <style:style style:name="co6" style:family="table-column">
      <style:table-column-properties fo:break-before="auto" style:column-width="8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7 sto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flection[mm]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tr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5.3755" calcext:value-type="float">
            <text:p>4785.3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5" calcext:value-type="float">
            <text:p>-4.9985</text:p>
          </table:table-cell>
          <table:table-cell office:value-type="float" office:value="4805.1494" calcext:value-type="float">
            <text:p>4805.1494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float" office:value="-9.997" calcext:value-type="float">
            <text:p>-9.997</text:p>
          </table:table-cell>
          <table:table-cell office:value-type="float" office:value="4842.1289" calcext:value-type="float">
            <text:p>4842.1289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-14.9956" calcext:value-type="float">
            <text:p>-14.9956</text:p>
          </table:table-cell>
          <table:table-cell office:value-type="float" office:value="4887.0215" calcext:value-type="float">
            <text:p>4887.0215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-19.9941" calcext:value-type="float">
            <text:p>-19.9941</text:p>
          </table:table-cell>
          <table:table-cell office:value-type="float" office:value="4933.8037" calcext:value-type="float">
            <text:p>4933.8037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-24.9926" calcext:value-type="float">
            <text:p>-24.9926</text:p>
          </table:table-cell>
          <table:table-cell office:value-type="float" office:value="4973.4502" calcext:value-type="float">
            <text:p>4973.4502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float" office:value="-29.9911" calcext:value-type="float">
            <text:p>-29.9911</text:p>
          </table:table-cell>
          <table:table-cell office:value-type="float" office:value="4969.752" calcext:value-type="float">
            <text:p>4969.752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float" office:value="-29.9996" calcext:value-type="float">
            <text:p>-29.9996</text:p>
          </table:table-cell>
          <table:table-cell office:value-type="float" office:value="4998.521" calcext:value-type="float">
            <text:p>4998.521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float" office:value="-25.0011" calcext:value-type="float">
            <text:p>-25.0011</text:p>
          </table:table-cell>
          <table:table-cell office:value-type="float" office:value="4942.731" calcext:value-type="float">
            <text:p>4942.731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float" office:value="-20.0025" calcext:value-type="float">
            <text:p>-20.0025</text:p>
          </table:table-cell>
          <table:table-cell office:value-type="float" office:value="4896.0488" calcext:value-type="float">
            <text:p>4896.0488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-15.004" calcext:value-type="float">
            <text:p>-15.004</text:p>
          </table:table-cell>
          <table:table-cell office:value-type="float" office:value="4872.3325" calcext:value-type="float">
            <text:p>4872.3325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-10.0055" calcext:value-type="float">
            <text:p>-10.0055</text:p>
          </table:table-cell>
          <table:table-cell office:value-type="float" office:value="4843.8843" calcext:value-type="float">
            <text:p>4843.8843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-5.007" calcext:value-type="float">
            <text:p>-5.007</text:p>
          </table:table-cell>
          <table:table-cell office:value-type="float" office:value="4806.7529" calcext:value-type="float">
            <text:p>4806.7529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float" office:value="-0.0084" calcext:value-type="float">
            <text:p>-0.0084</text:p>
          </table:table-cell>
          <table:table-cell office:value-type="float" office:value="4783.9492" calcext:value-type="float">
            <text:p>4783.9492</text:p>
          </table:table-cell>
          <table:table-cell office:value-type="float" office:value="-0" calcext:value-type="float">
            <text:p>0</text:p>
          </table:table-cell>
        </table:table-row>
      </table:table>
      <table:table table:name="30 stops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flection[mm]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tr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5.5186" calcext:value-type="float">
            <text:p>4765.5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335" calcext:value-type="float">
            <text:p>-1.0335</text:p>
          </table:table-cell>
          <table:table-cell office:value-type="float" office:value="4761.0957" calcext:value-type="float">
            <text:p>4761.0957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float" office:value="-2.0669" calcext:value-type="float">
            <text:p>-2.0669</text:p>
          </table:table-cell>
          <table:table-cell office:value-type="float" office:value="4760.9063" calcext:value-type="float">
            <text:p>4760.9063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float" office:value="-3.1004" calcext:value-type="float">
            <text:p>-3.1004</text:p>
          </table:table-cell>
          <table:table-cell office:value-type="float" office:value="4763.0264" calcext:value-type="float">
            <text:p>4763.0264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float" office:value="-4.1338" calcext:value-type="float">
            <text:p>-4.1338</text:p>
          </table:table-cell>
          <table:table-cell office:value-type="float" office:value="4764.2939" calcext:value-type="float">
            <text:p>4764.2939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float" office:value="-5.1673" calcext:value-type="float">
            <text:p>-5.1673</text:p>
          </table:table-cell>
          <table:table-cell office:value-type="float" office:value="4775.8101" calcext:value-type="float">
            <text:p>4775.8101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float" office:value="-6.2007" calcext:value-type="float">
            <text:p>-6.2007</text:p>
          </table:table-cell>
          <table:table-cell office:value-type="float" office:value="4777.7822" calcext:value-type="float">
            <text:p>4777.7822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float" office:value="-7.2342" calcext:value-type="float">
            <text:p>-7.2342</text:p>
          </table:table-cell>
          <table:table-cell office:value-type="float" office:value="4784.1099" calcext:value-type="float">
            <text:p>4784.1099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float" office:value="-8.2676" calcext:value-type="float">
            <text:p>-8.2676</text:p>
          </table:table-cell>
          <table:table-cell office:value-type="float" office:value="4796.7339" calcext:value-type="float">
            <text:p>4796.7339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float" office:value="-9.3011" calcext:value-type="float">
            <text:p>-9.3011</text:p>
          </table:table-cell>
          <table:table-cell office:value-type="float" office:value="4801.4487" calcext:value-type="float">
            <text:p>4801.4487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-10.3345" calcext:value-type="float">
            <text:p>-10.3345</text:p>
          </table:table-cell>
          <table:table-cell office:value-type="float" office:value="4812.0913" calcext:value-type="float">
            <text:p>4812.0913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-11.368" calcext:value-type="float">
            <text:p>-11.368</text:p>
          </table:table-cell>
          <table:table-cell office:value-type="float" office:value="4822.2188" calcext:value-type="float">
            <text:p>4822.2188</text:p>
          </table:table-cell>
          <table:table-cell office:value-type="float" office:value="-0.0007" calcext:value-type="float">
            <text:p>-0.0007</text:p>
          </table:table-cell>
        </table:table-row>
        <table:table-row table:style-name="ro1">
          <table:table-cell office:value-type="float" office:value="-12.4014" calcext:value-type="float">
            <text:p>-12.4014</text:p>
          </table:table-cell>
          <table:table-cell office:value-type="float" office:value="4825.1909" calcext:value-type="float">
            <text:p>4825.1909</text:p>
          </table:table-cell>
          <table:table-cell office:value-type="float" office:value="-0.0007" calcext:value-type="float">
            <text:p>-0.0007</text:p>
          </table:table-cell>
        </table:table-row>
        <table:table-row table:style-name="ro1">
          <table:table-cell office:value-type="float" office:value="-13.4349" calcext:value-type="float">
            <text:p>-13.4349</text:p>
          </table:table-cell>
          <table:table-cell office:value-type="float" office:value="4836.6948" calcext:value-type="float">
            <text:p>4836.6948</text:p>
          </table:table-cell>
          <table:table-cell office:value-type="float" office:value="-0.0008" calcext:value-type="float">
            <text:p>-0.0008</text:p>
          </table:table-cell>
        </table:table-row>
        <table:table-row table:style-name="ro1">
          <table:table-cell office:value-type="float" office:value="-14.4683" calcext:value-type="float">
            <text:p>-14.4683</text:p>
          </table:table-cell>
          <table:table-cell office:value-type="float" office:value="4844.7554" calcext:value-type="float">
            <text:p>4844.7554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-15.5018" calcext:value-type="float">
            <text:p>-15.5018</text:p>
          </table:table-cell>
          <table:table-cell office:value-type="float" office:value="4852.9297" calcext:value-type="float">
            <text:p>4852.9297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-16.5352" calcext:value-type="float">
            <text:p>-16.5352</text:p>
          </table:table-cell>
          <table:table-cell office:value-type="float" office:value="4865.7314" calcext:value-type="float">
            <text:p>4865.7314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-17.5687" calcext:value-type="float">
            <text:p>-17.5687</text:p>
          </table:table-cell>
          <table:table-cell office:value-type="float" office:value="4868.644" calcext:value-type="float">
            <text:p>4868.644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float" office:value="-18.6021" calcext:value-type="float">
            <text:p>-18.6021</text:p>
          </table:table-cell>
          <table:table-cell office:value-type="float" office:value="4880.1851" calcext:value-type="float">
            <text:p>4880.1851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float" office:value="-19.6356" calcext:value-type="float">
            <text:p>-19.6356</text:p>
          </table:table-cell>
          <table:table-cell office:value-type="float" office:value="4886.8276" calcext:value-type="float">
            <text:p>4886.8276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-20.669" calcext:value-type="float">
            <text:p>-20.669</text:p>
          </table:table-cell>
          <table:table-cell office:value-type="float" office:value="4892.5078" calcext:value-type="float">
            <text:p>4892.5078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-21.7025" calcext:value-type="float">
            <text:p>-21.7025</text:p>
          </table:table-cell>
          <table:table-cell office:value-type="float" office:value="4896.9077" calcext:value-type="float">
            <text:p>4896.9077</text:p>
          </table:table-cell>
          <table:table-cell office:value-type="float" office:value="-0.0013" calcext:value-type="float">
            <text:p>-0.0013</text:p>
          </table:table-cell>
        </table:table-row>
        <table:table-row table:style-name="ro1">
          <table:table-cell office:value-type="float" office:value="-22.7359" calcext:value-type="float">
            <text:p>-22.7359</text:p>
          </table:table-cell>
          <table:table-cell office:value-type="float" office:value="4906.5874" calcext:value-type="float">
            <text:p>4906.5874</text:p>
          </table:table-cell>
          <table:table-cell office:value-type="float" office:value="-0.0014" calcext:value-type="float">
            <text:p>-0.0014</text:p>
          </table:table-cell>
        </table:table-row>
        <table:table-row table:style-name="ro1">
          <table:table-cell office:value-type="float" office:value="-23.7694" calcext:value-type="float">
            <text:p>-23.7694</text:p>
          </table:table-cell>
          <table:table-cell office:value-type="float" office:value="4915.252" calcext:value-type="float">
            <text:p>4915.252</text:p>
          </table:table-cell>
          <table:table-cell office:value-type="float" office:value="-0.0014" calcext:value-type="float">
            <text:p>-0.0014</text:p>
          </table:table-cell>
        </table:table-row>
        <table:table-row table:style-name="ro1">
          <table:table-cell office:value-type="float" office:value="-24.8028" calcext:value-type="float">
            <text:p>-24.8028</text:p>
          </table:table-cell>
          <table:table-cell office:value-type="float" office:value="4922.8574" calcext:value-type="float">
            <text:p>4922.8574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float" office:value="-25.8363" calcext:value-type="float">
            <text:p>-25.8363</text:p>
          </table:table-cell>
          <table:table-cell office:value-type="float" office:value="4931.9463" calcext:value-type="float">
            <text:p>4931.9463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float" office:value="-26.8697" calcext:value-type="float">
            <text:p>-26.8697</text:p>
          </table:table-cell>
          <table:table-cell office:value-type="float" office:value="4941.0767" calcext:value-type="float">
            <text:p>4941.0767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float" office:value="-27.9032" calcext:value-type="float">
            <text:p>-27.9032</text:p>
          </table:table-cell>
          <table:table-cell office:value-type="float" office:value="4953.5513" calcext:value-type="float">
            <text:p>4953.5513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float" office:value="-28.9366" calcext:value-type="float">
            <text:p>-28.9366</text:p>
          </table:table-cell>
          <table:table-cell office:value-type="float" office:value="4964.5444" calcext:value-type="float">
            <text:p>4964.5444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float" office:value="-29.9701" calcext:value-type="float">
            <text:p>-29.9701</text:p>
          </table:table-cell>
          <table:table-cell office:value-type="float" office:value="4974.6777" calcext:value-type="float">
            <text:p>4974.6777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float" office:value="-29.9996" calcext:value-type="float">
            <text:p>-29.9996</text:p>
          </table:table-cell>
          <table:table-cell office:value-type="float" office:value="4958.5674" calcext:value-type="float">
            <text:p>4958.5674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float" office:value="-28.9661" calcext:value-type="float">
            <text:p>-28.9661</text:p>
          </table:table-cell>
          <table:table-cell office:value-type="float" office:value="4912.4561" calcext:value-type="float">
            <text:p>4912.4561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float" office:value="-27.9327" calcext:value-type="float">
            <text:p>-27.9327</text:p>
          </table:table-cell>
          <table:table-cell office:value-type="float" office:value="4905.6807" calcext:value-type="float">
            <text:p>4905.6807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float" office:value="-26.8992" calcext:value-type="float">
            <text:p>-26.8992</text:p>
          </table:table-cell>
          <table:table-cell office:value-type="float" office:value="4896.4502" calcext:value-type="float">
            <text:p>4896.4502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float" office:value="-25.8658" calcext:value-type="float">
            <text:p>-25.8658</text:p>
          </table:table-cell>
          <table:table-cell office:value-type="float" office:value="4887.9927" calcext:value-type="float">
            <text:p>4887.9927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float" office:value="-24.8323" calcext:value-type="float">
            <text:p>-24.8323</text:p>
          </table:table-cell>
          <table:table-cell office:value-type="float" office:value="4883.9189" calcext:value-type="float">
            <text:p>4883.9189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float" office:value="-23.7989" calcext:value-type="float">
            <text:p>-23.7989</text:p>
          </table:table-cell>
          <table:table-cell office:value-type="float" office:value="4869.4785" calcext:value-type="float">
            <text:p>4869.4785</text:p>
          </table:table-cell>
          <table:table-cell office:value-type="float" office:value="-0.0014" calcext:value-type="float">
            <text:p>-0.0014</text:p>
          </table:table-cell>
        </table:table-row>
        <table:table-row table:style-name="ro1">
          <table:table-cell office:value-type="float" office:value="-22.7654" calcext:value-type="float">
            <text:p>-22.7654</text:p>
          </table:table-cell>
          <table:table-cell office:value-type="float" office:value="4866.7441" calcext:value-type="float">
            <text:p>4866.7441</text:p>
          </table:table-cell>
          <table:table-cell office:value-type="float" office:value="-0.0014" calcext:value-type="float">
            <text:p>-0.0014</text:p>
          </table:table-cell>
        </table:table-row>
        <table:table-row table:style-name="ro1">
          <table:table-cell office:value-type="float" office:value="-21.732" calcext:value-type="float">
            <text:p>-21.732</text:p>
          </table:table-cell>
          <table:table-cell office:value-type="float" office:value="4861.4321" calcext:value-type="float">
            <text:p>4861.4321</text:p>
          </table:table-cell>
          <table:table-cell office:value-type="float" office:value="-0.0013" calcext:value-type="float">
            <text:p>-0.0013</text:p>
          </table:table-cell>
        </table:table-row>
        <table:table-row table:style-name="ro1">
          <table:table-cell office:value-type="float" office:value="-20.6985" calcext:value-type="float">
            <text:p>-20.6985</text:p>
          </table:table-cell>
          <table:table-cell office:value-type="float" office:value="4846.1519" calcext:value-type="float">
            <text:p>4846.1519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-19.6651" calcext:value-type="float">
            <text:p>-19.6651</text:p>
          </table:table-cell>
          <table:table-cell office:value-type="float" office:value="4845.9951" calcext:value-type="float">
            <text:p>4845.9951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-18.6316" calcext:value-type="float">
            <text:p>-18.6316</text:p>
          </table:table-cell>
          <table:table-cell office:value-type="float" office:value="4844.7949" calcext:value-type="float">
            <text:p>4844.7949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float" office:value="-17.5982" calcext:value-type="float">
            <text:p>-17.5982</text:p>
          </table:table-cell>
          <table:table-cell office:value-type="float" office:value="4834.896" calcext:value-type="float">
            <text:p>4834.896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float" office:value="-16.5647" calcext:value-type="float">
            <text:p>-16.5647</text:p>
          </table:table-cell>
          <table:table-cell office:value-type="float" office:value="4824.7666" calcext:value-type="float">
            <text:p>4824.7666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-15.5313" calcext:value-type="float">
            <text:p>-15.5313</text:p>
          </table:table-cell>
          <table:table-cell office:value-type="float" office:value="4818.0078" calcext:value-type="float">
            <text:p>4818.0078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-14.4978" calcext:value-type="float">
            <text:p>-14.4978</text:p>
          </table:table-cell>
          <table:table-cell office:value-type="float" office:value="4814.8711" calcext:value-type="float">
            <text:p>4814.8711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-13.4644" calcext:value-type="float">
            <text:p>-13.4644</text:p>
          </table:table-cell>
          <table:table-cell office:value-type="float" office:value="4802.1802" calcext:value-type="float">
            <text:p>4802.1802</text:p>
          </table:table-cell>
          <table:table-cell office:value-type="float" office:value="-0.0008" calcext:value-type="float">
            <text:p>-0.0008</text:p>
          </table:table-cell>
        </table:table-row>
        <table:table-row table:style-name="ro1">
          <table:table-cell office:value-type="float" office:value="-12.4309" calcext:value-type="float">
            <text:p>-12.4309</text:p>
          </table:table-cell>
          <table:table-cell office:value-type="float" office:value="4802.2827" calcext:value-type="float">
            <text:p>4802.2827</text:p>
          </table:table-cell>
          <table:table-cell office:value-type="float" office:value="-0.0007" calcext:value-type="float">
            <text:p>-0.0007</text:p>
          </table:table-cell>
        </table:table-row>
        <table:table-row table:style-name="ro1">
          <table:table-cell office:value-type="float" office:value="-11.3975" calcext:value-type="float">
            <text:p>-11.3975</text:p>
          </table:table-cell>
          <table:table-cell office:value-type="float" office:value="4793.188" calcext:value-type="float">
            <text:p>4793.188</text:p>
          </table:table-cell>
          <table:table-cell office:value-type="float" office:value="-0.0007" calcext:value-type="float">
            <text:p>-0.0007</text:p>
          </table:table-cell>
        </table:table-row>
        <table:table-row table:style-name="ro1">
          <table:table-cell office:value-type="float" office:value="-10.364" calcext:value-type="float">
            <text:p>-10.364</text:p>
          </table:table-cell>
          <table:table-cell office:value-type="float" office:value="4792.2207" calcext:value-type="float">
            <text:p>4792.2207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-9.3306" calcext:value-type="float">
            <text:p>-9.3306</text:p>
          </table:table-cell>
          <table:table-cell office:value-type="float" office:value="4782.2505" calcext:value-type="float">
            <text:p>4782.2505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-8.2971" calcext:value-type="float">
            <text:p>-8.2971</text:p>
          </table:table-cell>
          <table:table-cell office:value-type="float" office:value="4778.8062" calcext:value-type="float">
            <text:p>4778.8062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float" office:value="-7.2637" calcext:value-type="float">
            <text:p>-7.2637</text:p>
          </table:table-cell>
          <table:table-cell office:value-type="float" office:value="4778.2578" calcext:value-type="float">
            <text:p>4778.2578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float" office:value="-6.2302" calcext:value-type="float">
            <text:p>-6.2302</text:p>
          </table:table-cell>
          <table:table-cell office:value-type="float" office:value="4771.1953" calcext:value-type="float">
            <text:p>4771.1953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float" office:value="-5.1968" calcext:value-type="float">
            <text:p>-5.1968</text:p>
          </table:table-cell>
          <table:table-cell office:value-type="float" office:value="4764.3213" calcext:value-type="float">
            <text:p>4764.3213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float" office:value="-4.1633" calcext:value-type="float">
            <text:p>-4.1633</text:p>
          </table:table-cell>
          <table:table-cell office:value-type="float" office:value="4756.1689" calcext:value-type="float">
            <text:p>4756.1689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float" office:value="-3.1299" calcext:value-type="float">
            <text:p>-3.1299</text:p>
          </table:table-cell>
          <table:table-cell office:value-type="float" office:value="4755.1265" calcext:value-type="float">
            <text:p>4755.1265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float" office:value="-2.0964" calcext:value-type="float">
            <text:p>-2.0964</text:p>
          </table:table-cell>
          <table:table-cell office:value-type="float" office:value="4748.4624" calcext:value-type="float">
            <text:p>4748.4624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float" office:value="-1.063" calcext:value-type="float">
            <text:p>-1.063</text:p>
          </table:table-cell>
          <table:table-cell office:value-type="float" office:value="4748.1875" calcext:value-type="float">
            <text:p>4748.1875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float" office:value="-0.0295" calcext:value-type="float">
            <text:p>-0.0295</text:p>
          </table:table-cell>
          <table:table-cell office:value-type="float" office:value="4744.1724" calcext:value-type="float">
            <text:p>4744.1724</text:p>
          </table:table-cell>
          <table:table-cell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21:19:53.365368986</dc:date>
    <meta:editing-duration>PT5M17S</meta:editing-duration>
    <meta:editing-cycles>1</meta:editing-cycles>
    <meta:document-statistic meta:table-count="2" meta:cell-count="228" meta:object-count="0"/>
    <meta:generator>LibreOffice/5.1.6.2$Linux_X86_64 LibreOffice_project/10m0$Build-2</meta:generator>
  </office:meta>
</office:document-meta>
</file>